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874in" svg:height="12.3087in" svg:x="4.6291in" svg:y="0.1272in">
            <draw:object draw:notify-on-update-of-ranges="Sheet1.A1:Sheet1.A1 Sheet1.A2:Sheet1.A33 Sheet1.B1:Sheet1.B1 Sheet1.B2:Sheet1.B33 Sheet1.A1:Sheet1.A1 Sheet1.A2:Sheet1.A33 Sheet1.C1:Sheet1.C1 Sheet1.C2:Sheet1.C33 Sheet1.A1:Sheet1.A1 Sheet1.A2:Sheet1.A33 Sheet1.D1:Sheet1.D1 Sheet1.D2:Sheet1.D33 Sheet1.A1:Sheet1.A1 Sheet1.A2:Sheet1.A33 Sheet1.E1:Sheet1.E1 Sheet1.E2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</table:table-row>
        <table:table-row table:style-name="ro1">
          <table:table-cell office:value-type="float" office:value="32.817402" calcext:value-type="float">
            <text:p>32.817402</text:p>
          </table:table-cell>
          <table:table-cell office:value-type="float" office:value="-175.355896" calcext:value-type="float">
            <text:p>-175.355896</text:p>
          </table:table-cell>
          <table:table-cell office:value-type="float" office:value="-175.375336" calcext:value-type="float">
            <text:p>-175.375336</text:p>
          </table:table-cell>
          <table:table-cell office:value-type="float" office:value="-175.36261" calcext:value-type="float">
            <text:p>-175.36261</text:p>
          </table:table-cell>
          <table:table-cell office:value-type="float" office:value="-175.35965" calcext:value-type="float">
            <text:p>-175.35965</text:p>
          </table:table-cell>
        </table:table-row>
        <table:table-row table:style-name="ro1">
          <table:table-cell office:value-type="float" office:value="33.2463" calcext:value-type="float">
            <text:p>33.2463</text:p>
          </table:table-cell>
          <table:table-cell office:value-type="float" office:value="-175.152298" calcext:value-type="float">
            <text:p>-175.152298</text:p>
          </table:table-cell>
          <table:table-cell office:value-type="float" office:value="-175.188705" calcext:value-type="float">
            <text:p>-175.188705</text:p>
          </table:table-cell>
          <table:table-cell office:value-type="float" office:value="-175.181564" calcext:value-type="float">
            <text:p>-175.181564</text:p>
          </table:table-cell>
          <table:table-cell office:value-type="float" office:value="-175.180313" calcext:value-type="float">
            <text:p>-175.180313</text:p>
          </table:table-cell>
        </table:table-row>
        <table:table-row table:style-name="ro1">
          <table:table-cell office:value-type="float" office:value="33.605801" calcext:value-type="float">
            <text:p>33.605801</text:p>
          </table:table-cell>
          <table:table-cell office:value-type="float" office:value="-175.013901" calcext:value-type="float">
            <text:p>-175.013901</text:p>
          </table:table-cell>
          <table:table-cell office:value-type="float" office:value="-175.032257" calcext:value-type="float">
            <text:p>-175.032257</text:p>
          </table:table-cell>
          <table:table-cell office:value-type="float" office:value="-175.028564" calcext:value-type="float">
            <text:p>-175.028564</text:p>
          </table:table-cell>
          <table:table-cell office:value-type="float" office:value="-175.028107" calcext:value-type="float">
            <text:p>-175.028107</text:p>
          </table:table-cell>
        </table:table-row>
        <table:table-row table:style-name="ro1">
          <table:table-cell office:value-type="float" office:value="33.942902" calcext:value-type="float">
            <text:p>33.942902</text:p>
          </table:table-cell>
          <table:table-cell office:value-type="float" office:value="-174.876602" calcext:value-type="float">
            <text:p>-174.876602</text:p>
          </table:table-cell>
          <table:table-cell office:value-type="float" office:value="-174.885559" calcext:value-type="float">
            <text:p>-174.885559</text:p>
          </table:table-cell>
          <table:table-cell office:value-type="float" office:value="-174.884079" calcext:value-type="float">
            <text:p>-174.884079</text:p>
          </table:table-cell>
          <table:table-cell office:value-type="float" office:value="-174.883957" calcext:value-type="float">
            <text:p>-174.883957</text:p>
          </table:table-cell>
        </table:table-row>
        <table:table-row table:style-name="ro1">
          <table:table-cell office:value-type="float" office:value="34.122101" calcext:value-type="float">
            <text:p>34.122101</text:p>
          </table:table-cell>
          <table:table-cell office:value-type="float" office:value="-174.812393" calcext:value-type="float">
            <text:p>-174.812393</text:p>
          </table:table-cell>
          <table:table-cell office:value-type="float" office:value="-174.807587" calcext:value-type="float">
            <text:p>-174.807587</text:p>
          </table:table-cell>
          <table:table-cell office:value-type="float" office:value="-174.80687" calcext:value-type="float">
            <text:p>-174.80687</text:p>
          </table:table-cell>
          <table:table-cell office:value-type="float" office:value="-174.806824" calcext:value-type="float">
            <text:p>-174.806824</text:p>
          </table:table-cell>
        </table:table-row>
        <table:table-row table:style-name="ro1">
          <table:table-cell office:value-type="float" office:value="34.210899" calcext:value-type="float">
            <text:p>34.210899</text:p>
          </table:table-cell>
          <table:table-cell office:value-type="float" office:value="-174.791" calcext:value-type="float">
            <text:p>-174.791</text:p>
          </table:table-cell>
          <table:table-cell office:value-type="float" office:value="-174.768936" calcext:value-type="float">
            <text:p>-174.768936</text:p>
          </table:table-cell>
          <table:table-cell office:value-type="float" office:value="-174.768509" calcext:value-type="float">
            <text:p>-174.768509</text:p>
          </table:table-cell>
          <table:table-cell office:value-type="float" office:value="-174.768494" calcext:value-type="float">
            <text:p>-174.768494</text:p>
          </table:table-cell>
        </table:table-row>
        <table:table-row table:style-name="ro1">
          <table:table-cell office:value-type="float" office:value="34.239201" calcext:value-type="float">
            <text:p>34.239201</text:p>
          </table:table-cell>
          <table:table-cell office:value-type="float" office:value="-174.806503" calcext:value-type="float">
            <text:p>-174.806503</text:p>
          </table:table-cell>
          <table:table-cell office:value-type="float" office:value="-174.756622" calcext:value-type="float">
            <text:p>-174.756622</text:p>
          </table:table-cell>
          <table:table-cell office:value-type="float" office:value="-174.756256" calcext:value-type="float">
            <text:p>-174.756256</text:p>
          </table:table-cell>
          <table:table-cell office:value-type="float" office:value="-174.756241" calcext:value-type="float">
            <text:p>-174.756241</text:p>
          </table:table-cell>
        </table:table-row>
        <table:table-row table:style-name="ro1">
          <table:table-cell office:value-type="float" office:value="34.247398" calcext:value-type="float">
            <text:p>34.247398</text:p>
          </table:table-cell>
          <table:table-cell office:value-type="float" office:value="-174.824203" calcext:value-type="float">
            <text:p>-174.824203</text:p>
          </table:table-cell>
          <table:table-cell office:value-type="float" office:value="-174.753052" calcext:value-type="float">
            <text:p>-174.753052</text:p>
          </table:table-cell>
          <table:table-cell office:value-type="float" office:value="-174.752716" calcext:value-type="float">
            <text:p>-174.752716</text:p>
          </table:table-cell>
          <table:table-cell office:value-type="float" office:value="-174.752701" calcext:value-type="float">
            <text:p>-174.752701</text:p>
          </table:table-cell>
        </table:table-row>
        <table:table-row table:style-name="ro1">
          <table:table-cell office:value-type="float" office:value="34.2481" calcext:value-type="float">
            <text:p>34.2481</text:p>
          </table:table-cell>
          <table:table-cell office:value-type="float" office:value="-174.828201" calcext:value-type="float">
            <text:p>-174.828201</text:p>
          </table:table-cell>
          <table:table-cell office:value-type="float" office:value="-174.752747" calcext:value-type="float">
            <text:p>-174.752747</text:p>
          </table:table-cell>
          <table:table-cell office:value-type="float" office:value="-174.752411" calcext:value-type="float">
            <text:p>-174.752411</text:p>
          </table:table-cell>
          <table:table-cell office:value-type="float" office:value="-174.752396" calcext:value-type="float">
            <text:p>-174.752396</text:p>
          </table:table-cell>
        </table:table-row>
        <table:table-row table:style-name="ro1">
          <table:table-cell office:value-type="float" office:value="34.248402" calcext:value-type="float">
            <text:p>34.248402</text:p>
          </table:table-cell>
          <table:table-cell office:value-type="float" office:value="-174.828903" calcext:value-type="float">
            <text:p>-174.828903</text:p>
          </table:table-cell>
          <table:table-cell office:value-type="float" office:value="-174.752625" calcext:value-type="float">
            <text:p>-174.752625</text:p>
          </table:table-cell>
          <table:table-cell office:value-type="float" office:value="-174.752289" calcext:value-type="float">
            <text:p>-174.752289</text:p>
          </table:table-cell>
          <table:table-cell office:value-type="float" office:value="-174.752274" calcext:value-type="float">
            <text:p>-174.752274</text:p>
          </table:table-cell>
        </table:table-row>
        <table:table-row table:style-name="ro1">
          <table:table-cell office:value-type="float" office:value="34.248798" calcext:value-type="float">
            <text:p>34.248798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52441" calcext:value-type="float">
            <text:p>-174.752441</text:p>
          </table:table-cell>
          <table:table-cell office:value-type="float" office:value="-174.752106" calcext:value-type="float">
            <text:p>-174.752106</text:p>
          </table:table-cell>
          <table:table-cell office:value-type="float" office:value="-174.75209" calcext:value-type="float">
            <text:p>-174.75209</text:p>
          </table:table-cell>
        </table:table-row>
        <table:table-row table:style-name="ro1">
          <table:table-cell office:value-type="float" office:value="34.2491" calcext:value-type="float">
            <text:p>34.2491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52319" calcext:value-type="float">
            <text:p>-174.752319</text:p>
          </table:table-cell>
          <table:table-cell office:value-type="float" office:value="-174.751984" calcext:value-type="float">
            <text:p>-174.751984</text:p>
          </table:table-cell>
          <table:table-cell office:value-type="float" office:value="-174.751968" calcext:value-type="float">
            <text:p>-174.751968</text:p>
          </table:table-cell>
        </table:table-row>
        <table:table-row table:style-name="ro1">
          <table:table-cell office:value-type="float" office:value="34.249401" calcext:value-type="float">
            <text:p>34.249401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2182" calcext:value-type="float">
            <text:p>-174.752182</text:p>
          </table:table-cell>
          <table:table-cell office:value-type="float" office:value="-174.751846" calcext:value-type="float">
            <text:p>-174.751846</text:p>
          </table:table-cell>
          <table:table-cell office:value-type="float" office:value="-174.751831" calcext:value-type="float">
            <text:p>-174.751831</text:p>
          </table:table-cell>
        </table:table-row>
        <table:table-row table:style-name="ro1">
          <table:table-cell office:value-type="float" office:value="34.249699" calcext:value-type="float">
            <text:p>34.2496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206" calcext:value-type="float">
            <text:p>-174.75206</text:p>
          </table:table-cell>
          <table:table-cell office:value-type="float" office:value="-174.751724" calcext:value-type="float">
            <text:p>-174.751724</text:p>
          </table:table-cell>
          <table:table-cell office:value-type="float" office:value="-174.751709" calcext:value-type="float">
            <text:p>-174.751709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1923" calcext:value-type="float">
            <text:p>-174.751923</text:p>
          </table:table-cell>
          <table:table-cell office:value-type="float" office:value="-174.751587" calcext:value-type="float">
            <text:p>-174.751587</text:p>
          </table:table-cell>
          <table:table-cell office:value-type="float" office:value="-174.751572" calcext:value-type="float">
            <text:p>-174.751572</text:p>
          </table:table-cell>
        </table:table-row>
        <table:table-row table:style-name="ro1">
          <table:table-cell office:value-type="float" office:value="34.250301" calcext:value-type="float">
            <text:p>34.2503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1785" calcext:value-type="float">
            <text:p>-174.751785</text:p>
          </table:table-cell>
          <table:table-cell office:value-type="float" office:value="-174.75145" calcext:value-type="float">
            <text:p>-174.75145</text:p>
          </table:table-cell>
          <table:table-cell office:value-type="float" office:value="-174.751434" calcext:value-type="float">
            <text:p>-174.751434</text:p>
          </table:table-cell>
        </table:table-row>
        <table:table-row table:style-name="ro1">
          <table:table-cell office:value-type="float" office:value="34.250599" calcext:value-type="float">
            <text:p>34.2505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1663" calcext:value-type="float">
            <text:p>-174.751663</text:p>
          </table:table-cell>
          <table:table-cell office:value-type="float" office:value="-174.751328" calcext:value-type="float">
            <text:p>-174.751328</text:p>
          </table:table-cell>
          <table:table-cell office:value-type="float" office:value="-174.751312" calcext:value-type="float">
            <text:p>-174.751312</text:p>
          </table:table-cell>
        </table:table-row>
        <table:table-row table:style-name="ro1">
          <table:table-cell office:value-type="float" office:value="34.2509" calcext:value-type="float">
            <text:p>34.2509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1526" calcext:value-type="float">
            <text:p>-174.751526</text:p>
          </table:table-cell>
          <table:table-cell office:value-type="float" office:value="-174.75119" calcext:value-type="float">
            <text:p>-174.75119</text:p>
          </table:table-cell>
          <table:table-cell office:value-type="float" office:value="-174.751175" calcext:value-type="float">
            <text:p>-174.751175</text:p>
          </table:table-cell>
        </table:table-row>
        <table:table-row table:style-name="ro1">
          <table:table-cell office:value-type="float" office:value="34.251301" calcext:value-type="float">
            <text:p>34.2513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1358" calcext:value-type="float">
            <text:p>-174.751358</text:p>
          </table:table-cell>
          <table:table-cell office:value-type="float" office:value="-174.751022" calcext:value-type="float">
            <text:p>-174.751022</text:p>
          </table:table-cell>
          <table:table-cell office:value-type="float" office:value="-174.751007" calcext:value-type="float">
            <text:p>-174.751007</text:p>
          </table:table-cell>
        </table:table-row>
        <table:table-row table:style-name="ro1">
          <table:table-cell office:value-type="float" office:value="34.251598" calcext:value-type="float">
            <text:p>34.251598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1221" calcext:value-type="float">
            <text:p>-174.751221</text:p>
          </table:table-cell>
          <table:table-cell office:value-type="float" office:value="-174.750885" calcext:value-type="float">
            <text:p>-174.750885</text:p>
          </table:table-cell>
          <table:table-cell office:value-type="float" office:value="-174.75087" calcext:value-type="float">
            <text:p>-174.75087</text:p>
          </table:table-cell>
        </table:table-row>
        <table:table-row table:style-name="ro1">
          <table:table-cell office:value-type="float" office:value="34.2519" calcext:value-type="float">
            <text:p>34.251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1099" calcext:value-type="float">
            <text:p>-174.751099</text:p>
          </table:table-cell>
          <table:table-cell office:value-type="float" office:value="-174.750763" calcext:value-type="float">
            <text:p>-174.750763</text:p>
          </table:table-cell>
          <table:table-cell office:value-type="float" office:value="-174.750748" calcext:value-type="float">
            <text:p>-174.750748</text:p>
          </table:table-cell>
        </table:table-row>
        <table:table-row table:style-name="ro1">
          <table:table-cell office:value-type="float" office:value="34.252201" calcext:value-type="float">
            <text:p>34.2522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0961" calcext:value-type="float">
            <text:p>-174.750961</text:p>
          </table:table-cell>
          <table:table-cell office:value-type="float" office:value="-174.750626" calcext:value-type="float">
            <text:p>-174.750626</text:p>
          </table:table-cell>
          <table:table-cell office:value-type="float" office:value="-174.75061" calcext:value-type="float">
            <text:p>-174.75061</text:p>
          </table:table-cell>
        </table:table-row>
        <table:table-row table:style-name="ro1">
          <table:table-cell office:value-type="float" office:value="34.252499" calcext:value-type="float">
            <text:p>34.252499</text:p>
          </table:table-cell>
          <table:table-cell office:value-type="float" office:value="-174.8284" calcext:value-type="float">
            <text:p>-174.8284</text:p>
          </table:table-cell>
          <table:table-cell office:value-type="float" office:value="-174.750839" calcext:value-type="float">
            <text:p>-174.750839</text:p>
          </table:table-cell>
          <table:table-cell office:value-type="float" office:value="-174.750519" calcext:value-type="float">
            <text:p>-174.750519</text:p>
          </table:table-cell>
          <table:table-cell office:value-type="float" office:value="-174.750504" calcext:value-type="float">
            <text:p>-174.750504</text:p>
          </table:table-cell>
        </table:table-row>
        <table:table-row table:style-name="ro1">
          <table:table-cell office:value-type="float" office:value="34.2528" calcext:value-type="float">
            <text:p>34.2528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0702" calcext:value-type="float">
            <text:p>-174.750702</text:p>
          </table:table-cell>
          <table:table-cell office:value-type="float" office:value="-174.750381" calcext:value-type="float">
            <text:p>-174.750381</text:p>
          </table:table-cell>
          <table:table-cell office:value-type="float" office:value="-174.750366" calcext:value-type="float">
            <text:p>-174.750366</text:p>
          </table:table-cell>
        </table:table-row>
        <table:table-row table:style-name="ro1">
          <table:table-cell office:value-type="float" office:value="34.253101" calcext:value-type="float">
            <text:p>34.253101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5058" calcext:value-type="float">
            <text:p>-174.75058</text:p>
          </table:table-cell>
          <table:table-cell office:value-type="float" office:value="-174.750259" calcext:value-type="float">
            <text:p>-174.750259</text:p>
          </table:table-cell>
          <table:table-cell office:value-type="float" office:value="-174.750244" calcext:value-type="float">
            <text:p>-174.750244</text:p>
          </table:table-cell>
        </table:table-row>
        <table:table-row table:style-name="ro1">
          <table:table-cell office:value-type="float" office:value="34.253399" calcext:value-type="float">
            <text:p>34.253399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50443" calcext:value-type="float">
            <text:p>-174.750443</text:p>
          </table:table-cell>
          <table:table-cell office:value-type="float" office:value="-174.750122" calcext:value-type="float">
            <text:p>-174.750122</text:p>
          </table:table-cell>
          <table:table-cell office:value-type="float" office:value="-174.750107" calcext:value-type="float">
            <text:p>-174.750107</text:p>
          </table:table-cell>
        </table:table-row>
        <table:table-row table:style-name="ro1">
          <table:table-cell office:value-type="float" office:value="34.253799" calcext:value-type="float">
            <text:p>34.2537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0275" calcext:value-type="float">
            <text:p>-174.750275</text:p>
          </table:table-cell>
          <table:table-cell office:value-type="float" office:value="-174.749954" calcext:value-type="float">
            <text:p>-174.749954</text:p>
          </table:table-cell>
          <table:table-cell office:value-type="float" office:value="-174.749939" calcext:value-type="float">
            <text:p>-174.749939</text:p>
          </table:table-cell>
        </table:table-row>
        <table:table-row table:style-name="ro1">
          <table:table-cell office:value-type="float" office:value="34.255299" calcext:value-type="float">
            <text:p>34.255299</text:p>
          </table:table-cell>
          <table:table-cell office:value-type="float" office:value="-174.826904" calcext:value-type="float">
            <text:p>-174.826904</text:p>
          </table:table-cell>
          <table:table-cell office:value-type="float" office:value="-174.749619" calcext:value-type="float">
            <text:p>-174.749619</text:p>
          </table:table-cell>
          <table:table-cell office:value-type="float" office:value="-174.749298" calcext:value-type="float">
            <text:p>-174.749298</text:p>
          </table:table-cell>
          <table:table-cell office:value-type="float" office:value="-174.749283" calcext:value-type="float">
            <text:p>-174.749283</text:p>
          </table:table-cell>
        </table:table-row>
        <table:table-row table:style-name="ro1">
          <table:table-cell office:value-type="float" office:value="34.375301" calcext:value-type="float">
            <text:p>34.375301</text:p>
          </table:table-cell>
          <table:table-cell office:value-type="float" office:value="-174.814301" calcext:value-type="float">
            <text:p>-174.814301</text:p>
          </table:table-cell>
          <table:table-cell office:value-type="float" office:value="-174.697403" calcext:value-type="float">
            <text:p>-174.697403</text:p>
          </table:table-cell>
          <table:table-cell table:number-columns-repeated="2" office:value-type="float" office:value="-174.697296" calcext:value-type="float">
            <text:p>-174.697296</text:p>
          </table:table-cell>
        </table:table-row>
        <table:table-row table:style-name="ro1">
          <table:table-cell office:value-type="float" office:value="35.001499" calcext:value-type="float">
            <text:p>35.001499</text:p>
          </table:table-cell>
          <table:table-cell office:value-type="float" office:value="-174.488205" calcext:value-type="float">
            <text:p>-174.488205</text:p>
          </table:table-cell>
          <table:table-cell office:value-type="float" office:value="-174.424896" calcext:value-type="float">
            <text:p>-174.424896</text:p>
          </table:table-cell>
          <table:table-cell office:value-type="float" office:value="-174.42392" calcext:value-type="float">
            <text:p>-174.42392</text:p>
          </table:table-cell>
          <table:table-cell office:value-type="float" office:value="-174.423981" calcext:value-type="float">
            <text:p>-174.423981</text:p>
          </table:table-cell>
        </table:table-row>
        <table:table-row table:style-name="ro1">
          <table:table-cell office:value-type="float" office:value="36.705002" calcext:value-type="float">
            <text:p>36.705002</text:p>
          </table:table-cell>
          <table:table-cell office:value-type="float" office:value="-173.661697" calcext:value-type="float">
            <text:p>-173.661697</text:p>
          </table:table-cell>
          <table:table-cell office:value-type="float" office:value="-173.683594" calcext:value-type="float">
            <text:p>-173.683594</text:p>
          </table:table-cell>
          <table:table-cell office:value-type="float" office:value="-173.662933" calcext:value-type="float">
            <text:p>-173.662933</text:p>
          </table:table-cell>
          <table:table-cell office:value-type="float" office:value="-173.669052" calcext:value-type="float">
            <text:p>-173.669052</text:p>
          </table:table-cell>
        </table:table-row>
        <table:table-row table:style-name="ro1">
          <table:table-cell office:value-type="float" office:value="37.189999" calcext:value-type="float">
            <text:p>37.189999</text:p>
          </table:table-cell>
          <table:table-cell office:value-type="float" office:value="-173.451904" calcext:value-type="float">
            <text:p>-173.451904</text:p>
          </table:table-cell>
          <table:table-cell office:value-type="float" office:value="-173.472534" calcext:value-type="float">
            <text:p>-173.472534</text:p>
          </table:table-cell>
          <table:table-cell office:value-type="float" office:value="-173.44165" calcext:value-type="float">
            <text:p>-173.44165</text:p>
          </table:table-cell>
          <table:table-cell office:value-type="float" office:value="-173.452835" calcext:value-type="float">
            <text:p>-173.452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04T15:07:25.011341065</dc:date>
    <meta:editing-duration>PT6H26M6S</meta:editing-duration>
    <meta:editing-cycles>38</meta:editing-cycles>
    <meta:generator>LibreOffice/7.3.7.2$Linux_X86_64 LibreOffice_project/30$Build-2</meta:generator>
    <meta:document-statistic meta:table-count="1" meta:cell-count="1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13cm" svg:height="31.265cm" xlink:href=".." xlink:type="simple" chart:class="chart:scatter" chart:style-name="ch1">
        <chart:legend chart:legend-position="end" svg:x="31.708cm" svg:y="14.574cm" style:legend-expansion="high" chart:style-name="ch2"/>
        <chart:plot-area chart:style-name="ch3" table:cell-range-address="Sheet1.A1:Sheet1.E33" chart:data-source-has-labels="row" svg:x="0.69cm" svg:y="0.625cm" svg:width="30.328cm" svg:height="30.015cm">
          <chart:coordinate-region svg:x="1.936cm" svg:y="0.827cm" svg:width="28.742cm" svg:height="29.6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3" chart:label-cell-address="Sheet1.B1:Sheet1.B1" chart:class="chart:scatter">
            <chart:domain table:cell-range-address="Sheet1.A2:Sheet1.A33"/>
            <chart:data-point chart:repeated="32"/>
          </chart:series>
          <chart:series chart:style-name="ch8" chart:values-cell-range-address="Sheet1.C2:Sheet1.C33" chart:label-cell-address="Sheet1.C1:Sheet1.C1" chart:class="chart:scatter">
            <chart:data-point chart:repeated="32"/>
          </chart:series>
          <chart:series chart:style-name="ch9" chart:values-cell-range-address="Sheet1.D2:Sheet1.D33" chart:label-cell-address="Sheet1.D1:Sheet1.D1" chart:class="chart:scatter">
            <chart:data-point chart:repeated="32"/>
          </chart:series>
          <chart:series chart:style-name="ch10" chart:values-cell-range-address="Sheet1.E2:Sheet1.E33" chart:label-cell-address="Sheet1.E1:Sheet1.E1" chart:class="chart:scatte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1:Sheet1.B1</svg:desc>
                </draw:g>
              </table:table-cell>
              <table:table-cell office:value-type="string">
                <text:p>linear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D1:Sheet1.D1</svg:desc>
                </draw:g>
              </table:table-cell>
              <table:table-cell office:value-type="string">
                <text:p>cub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817402">
                <text:p>32.817402</text:p>
                <draw:g>
                  <svg:desc>Sheet1.A2:Sheet1.A33</svg:desc>
                </draw:g>
              </table:table-cell>
              <table:table-cell office:value-type="float" office:value="-175.355896">
                <text:p>-175.355896</text:p>
                <draw:g>
                  <svg:desc>Sheet1.B2:Sheet1.B33</svg:desc>
                </draw:g>
              </table:table-cell>
              <table:table-cell office:value-type="float" office:value="-175.375336">
                <text:p>-175.375336</text:p>
                <draw:g>
                  <svg:desc>Sheet1.C2:Sheet1.C33</svg:desc>
                </draw:g>
              </table:table-cell>
              <table:table-cell office:value-type="float" office:value="-175.36261">
                <text:p>-175.36261</text:p>
                <draw:g>
                  <svg:desc>Sheet1.D2:Sheet1.D33</svg:desc>
                </draw:g>
              </table:table-cell>
              <table:table-cell office:value-type="float" office:value="-175.35965">
                <text:p>-175.35965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2463">
                <text:p>33.2463</text:p>
              </table:table-cell>
              <table:table-cell office:value-type="float" office:value="-175.152298">
                <text:p>-175.152298</text:p>
              </table:table-cell>
              <table:table-cell office:value-type="float" office:value="-175.188705">
                <text:p>-175.188705</text:p>
              </table:table-cell>
              <table:table-cell office:value-type="float" office:value="-175.181564">
                <text:p>-175.181564</text:p>
              </table:table-cell>
              <table:table-cell office:value-type="float" office:value="-175.180313">
                <text:p>-175.180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605801">
                <text:p>33.605801</text:p>
              </table:table-cell>
              <table:table-cell office:value-type="float" office:value="-175.013901">
                <text:p>-175.013901</text:p>
              </table:table-cell>
              <table:table-cell office:value-type="float" office:value="-175.032257">
                <text:p>-175.032257</text:p>
              </table:table-cell>
              <table:table-cell office:value-type="float" office:value="-175.028564">
                <text:p>-175.028564</text:p>
              </table:table-cell>
              <table:table-cell office:value-type="float" office:value="-175.028107">
                <text:p>-175.028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942902">
                <text:p>33.942902</text:p>
              </table:table-cell>
              <table:table-cell office:value-type="float" office:value="-174.876602">
                <text:p>-174.876602</text:p>
              </table:table-cell>
              <table:table-cell office:value-type="float" office:value="-174.885559">
                <text:p>-174.885559</text:p>
              </table:table-cell>
              <table:table-cell office:value-type="float" office:value="-174.884079">
                <text:p>-174.884079</text:p>
              </table:table-cell>
              <table:table-cell office:value-type="float" office:value="-174.883957">
                <text:p>-174.883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122101">
                <text:p>34.122101</text:p>
              </table:table-cell>
              <table:table-cell office:value-type="float" office:value="-174.812393">
                <text:p>-174.812393</text:p>
              </table:table-cell>
              <table:table-cell office:value-type="float" office:value="-174.807587">
                <text:p>-174.807587</text:p>
              </table:table-cell>
              <table:table-cell office:value-type="float" office:value="-174.80687">
                <text:p>-174.80687</text:p>
              </table:table-cell>
              <table:table-cell office:value-type="float" office:value="-174.806824">
                <text:p>-174.806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10899">
                <text:p>34.210899</text:p>
              </table:table-cell>
              <table:table-cell office:value-type="float" office:value="-174.791">
                <text:p>-174.791</text:p>
              </table:table-cell>
              <table:table-cell office:value-type="float" office:value="-174.768936">
                <text:p>-174.768936</text:p>
              </table:table-cell>
              <table:table-cell office:value-type="float" office:value="-174.768509">
                <text:p>-174.768509</text:p>
              </table:table-cell>
              <table:table-cell office:value-type="float" office:value="-174.768494">
                <text:p>-174.768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239201">
                <text:p>34.239201</text:p>
              </table:table-cell>
              <table:table-cell office:value-type="float" office:value="-174.806503">
                <text:p>-174.806503</text:p>
              </table:table-cell>
              <table:table-cell office:value-type="float" office:value="-174.756622">
                <text:p>-174.756622</text:p>
              </table:table-cell>
              <table:table-cell office:value-type="float" office:value="-174.756256">
                <text:p>-174.756256</text:p>
              </table:table-cell>
              <table:table-cell office:value-type="float" office:value="-174.756241">
                <text:p>-174.756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247398">
                <text:p>34.247398</text:p>
              </table:table-cell>
              <table:table-cell office:value-type="float" office:value="-174.824203">
                <text:p>-174.824203</text:p>
              </table:table-cell>
              <table:table-cell office:value-type="float" office:value="-174.753052">
                <text:p>-174.753052</text:p>
              </table:table-cell>
              <table:table-cell office:value-type="float" office:value="-174.752716">
                <text:p>-174.752716</text:p>
              </table:table-cell>
              <table:table-cell office:value-type="float" office:value="-174.752701">
                <text:p>-174.752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2481">
                <text:p>34.2481</text:p>
              </table:table-cell>
              <table:table-cell office:value-type="float" office:value="-174.828201">
                <text:p>-174.828201</text:p>
              </table:table-cell>
              <table:table-cell office:value-type="float" office:value="-174.752747">
                <text:p>-174.752747</text:p>
              </table:table-cell>
              <table:table-cell office:value-type="float" office:value="-174.752411">
                <text:p>-174.752411</text:p>
              </table:table-cell>
              <table:table-cell office:value-type="float" office:value="-174.752396">
                <text:p>-174.752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248402">
                <text:p>34.248402</text:p>
              </table:table-cell>
              <table:table-cell office:value-type="float" office:value="-174.828903">
                <text:p>-174.828903</text:p>
              </table:table-cell>
              <table:table-cell office:value-type="float" office:value="-174.752625">
                <text:p>-174.752625</text:p>
              </table:table-cell>
              <table:table-cell office:value-type="float" office:value="-174.752289">
                <text:p>-174.752289</text:p>
              </table:table-cell>
              <table:table-cell office:value-type="float" office:value="-174.752274">
                <text:p>-174.752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248798">
                <text:p>34.248798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52441">
                <text:p>-174.752441</text:p>
              </table:table-cell>
              <table:table-cell office:value-type="float" office:value="-174.752106">
                <text:p>-174.752106</text:p>
              </table:table-cell>
              <table:table-cell office:value-type="float" office:value="-174.75209">
                <text:p>-174.75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491">
                <text:p>34.2491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52319">
                <text:p>-174.752319</text:p>
              </table:table-cell>
              <table:table-cell office:value-type="float" office:value="-174.751984">
                <text:p>-174.751984</text:p>
              </table:table-cell>
              <table:table-cell office:value-type="float" office:value="-174.751968">
                <text:p>-174.751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249401">
                <text:p>34.249401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2182">
                <text:p>-174.752182</text:p>
              </table:table-cell>
              <table:table-cell office:value-type="float" office:value="-174.751846">
                <text:p>-174.751846</text:p>
              </table:table-cell>
              <table:table-cell office:value-type="float" office:value="-174.751831">
                <text:p>-174.751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249699">
                <text:p>34.2496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206">
                <text:p>-174.75206</text:p>
              </table:table-cell>
              <table:table-cell office:value-type="float" office:value="-174.751724">
                <text:p>-174.751724</text:p>
              </table:table-cell>
              <table:table-cell office:value-type="float" office:value="-174.751709">
                <text:p>-174.751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25">
                <text:p>34.25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1923">
                <text:p>-174.751923</text:p>
              </table:table-cell>
              <table:table-cell office:value-type="float" office:value="-174.751587">
                <text:p>-174.751587</text:p>
              </table:table-cell>
              <table:table-cell office:value-type="float" office:value="-174.751572">
                <text:p>-174.751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250301">
                <text:p>34.2503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1785">
                <text:p>-174.751785</text:p>
              </table:table-cell>
              <table:table-cell office:value-type="float" office:value="-174.75145">
                <text:p>-174.75145</text:p>
              </table:table-cell>
              <table:table-cell office:value-type="float" office:value="-174.751434">
                <text:p>-174.751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250599">
                <text:p>34.2505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1663">
                <text:p>-174.751663</text:p>
              </table:table-cell>
              <table:table-cell office:value-type="float" office:value="-174.751328">
                <text:p>-174.751328</text:p>
              </table:table-cell>
              <table:table-cell office:value-type="float" office:value="-174.751312">
                <text:p>-174.751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2509">
                <text:p>34.2509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1526">
                <text:p>-174.751526</text:p>
              </table:table-cell>
              <table:table-cell office:value-type="float" office:value="-174.75119">
                <text:p>-174.75119</text:p>
              </table:table-cell>
              <table:table-cell office:value-type="float" office:value="-174.751175">
                <text:p>-174.751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251301">
                <text:p>34.2513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1358">
                <text:p>-174.751358</text:p>
              </table:table-cell>
              <table:table-cell office:value-type="float" office:value="-174.751022">
                <text:p>-174.751022</text:p>
              </table:table-cell>
              <table:table-cell office:value-type="float" office:value="-174.751007">
                <text:p>-174.7510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51598">
                <text:p>34.251598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1221">
                <text:p>-174.751221</text:p>
              </table:table-cell>
              <table:table-cell office:value-type="float" office:value="-174.750885">
                <text:p>-174.750885</text:p>
              </table:table-cell>
              <table:table-cell office:value-type="float" office:value="-174.75087">
                <text:p>-174.750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2519">
                <text:p>34.251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1099">
                <text:p>-174.751099</text:p>
              </table:table-cell>
              <table:table-cell office:value-type="float" office:value="-174.750763">
                <text:p>-174.750763</text:p>
              </table:table-cell>
              <table:table-cell office:value-type="float" office:value="-174.750748">
                <text:p>-174.750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252201">
                <text:p>34.2522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0961">
                <text:p>-174.750961</text:p>
              </table:table-cell>
              <table:table-cell office:value-type="float" office:value="-174.750626">
                <text:p>-174.750626</text:p>
              </table:table-cell>
              <table:table-cell office:value-type="float" office:value="-174.75061">
                <text:p>-174.75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252499">
                <text:p>34.252499</text:p>
              </table:table-cell>
              <table:table-cell office:value-type="float" office:value="-174.8284">
                <text:p>-174.8284</text:p>
              </table:table-cell>
              <table:table-cell office:value-type="float" office:value="-174.750839">
                <text:p>-174.750839</text:p>
              </table:table-cell>
              <table:table-cell office:value-type="float" office:value="-174.750519">
                <text:p>-174.750519</text:p>
              </table:table-cell>
              <table:table-cell office:value-type="float" office:value="-174.750504">
                <text:p>-174.750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2528">
                <text:p>34.2528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0702">
                <text:p>-174.750702</text:p>
              </table:table-cell>
              <table:table-cell office:value-type="float" office:value="-174.750381">
                <text:p>-174.750381</text:p>
              </table:table-cell>
              <table:table-cell office:value-type="float" office:value="-174.750366">
                <text:p>-174.7503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253101">
                <text:p>34.253101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5058">
                <text:p>-174.75058</text:p>
              </table:table-cell>
              <table:table-cell office:value-type="float" office:value="-174.750259">
                <text:p>-174.750259</text:p>
              </table:table-cell>
              <table:table-cell office:value-type="float" office:value="-174.750244">
                <text:p>-174.750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253399">
                <text:p>34.253399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50443">
                <text:p>-174.750443</text:p>
              </table:table-cell>
              <table:table-cell office:value-type="float" office:value="-174.750122">
                <text:p>-174.750122</text:p>
              </table:table-cell>
              <table:table-cell office:value-type="float" office:value="-174.750107">
                <text:p>-174.750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253799">
                <text:p>34.2537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0275">
                <text:p>-174.750275</text:p>
              </table:table-cell>
              <table:table-cell office:value-type="float" office:value="-174.749954">
                <text:p>-174.749954</text:p>
              </table:table-cell>
              <table:table-cell office:value-type="float" office:value="-174.749939">
                <text:p>-174.7499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255299">
                <text:p>34.255299</text:p>
              </table:table-cell>
              <table:table-cell office:value-type="float" office:value="-174.826904">
                <text:p>-174.826904</text:p>
              </table:table-cell>
              <table:table-cell office:value-type="float" office:value="-174.749619">
                <text:p>-174.749619</text:p>
              </table:table-cell>
              <table:table-cell office:value-type="float" office:value="-174.749298">
                <text:p>-174.749298</text:p>
              </table:table-cell>
              <table:table-cell office:value-type="float" office:value="-174.749283">
                <text:p>-174.749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375301">
                <text:p>34.375301</text:p>
              </table:table-cell>
              <table:table-cell office:value-type="float" office:value="-174.814301">
                <text:p>-174.814301</text:p>
              </table:table-cell>
              <table:table-cell office:value-type="float" office:value="-174.697403">
                <text:p>-174.697403</text:p>
              </table:table-cell>
              <table:table-cell office:value-type="float" office:value="-174.697296">
                <text:p>-174.697296</text:p>
              </table:table-cell>
              <table:table-cell office:value-type="float" office:value="-174.697296">
                <text:p>-174.697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001499">
                <text:p>35.001499</text:p>
              </table:table-cell>
              <table:table-cell office:value-type="float" office:value="-174.488205">
                <text:p>-174.488205</text:p>
              </table:table-cell>
              <table:table-cell office:value-type="float" office:value="-174.424896">
                <text:p>-174.424896</text:p>
              </table:table-cell>
              <table:table-cell office:value-type="float" office:value="-174.42392">
                <text:p>-174.42392</text:p>
              </table:table-cell>
              <table:table-cell office:value-type="float" office:value="-174.423981">
                <text:p>-174.423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705002">
                <text:p>36.705002</text:p>
              </table:table-cell>
              <table:table-cell office:value-type="float" office:value="-173.661697">
                <text:p>-173.661697</text:p>
              </table:table-cell>
              <table:table-cell office:value-type="float" office:value="-173.683594">
                <text:p>-173.683594</text:p>
              </table:table-cell>
              <table:table-cell office:value-type="float" office:value="-173.662933">
                <text:p>-173.662933</text:p>
              </table:table-cell>
              <table:table-cell office:value-type="float" office:value="-173.669052">
                <text:p>-173.669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189999">
                <text:p>37.189999</text:p>
              </table:table-cell>
              <table:table-cell office:value-type="float" office:value="-173.451904">
                <text:p>-173.451904</text:p>
              </table:table-cell>
              <table:table-cell office:value-type="float" office:value="-173.472534">
                <text:p>-173.472534</text:p>
              </table:table-cell>
              <table:table-cell office:value-type="float" office:value="-173.44165">
                <text:p>-173.44165</text:p>
              </table:table-cell>
              <table:table-cell office:value-type="float" office:value="-173.452835">
                <text:p>-173.452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